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a78c" officeooo:paragraph-rsid="000ca78c"/>
    </style:style>
    <style:style style:name="P2" style:family="paragraph" style:parent-style-name="Standard">
      <style:text-properties fo:font-size="16pt" fo:font-weight="bold" officeooo:rsid="000ca78c" officeooo:paragraph-rsid="000ca78c" style:font-size-asian="16pt" style:font-weight-asian="bold" style:font-size-complex="16pt" style:font-weight-complex="bold"/>
    </style:style>
    <style:style style:name="P3" style:family="paragraph" style:parent-style-name="Standard">
      <style:text-properties officeooo:rsid="000d7fe9" officeooo:paragraph-rsid="000d7fe9"/>
    </style:style>
    <style:style style:name="P4" style:family="paragraph" style:parent-style-name="Standard">
      <style:text-properties fo:font-style="italic" officeooo:rsid="000d7fe9" officeooo:paragraph-rsid="000d7fe9" style:font-style-asian="italic" style:font-style-complex="italic"/>
    </style:style>
    <style:style style:name="P5" style:family="paragraph" style:parent-style-name="Standard">
      <style:text-properties fo:font-size="12pt" fo:font-style="italic" fo:font-weight="normal" officeooo:rsid="000d7fe9" officeooo:paragraph-rsid="000d7fe9" style:font-size-asian="12pt" style:font-style-asian="italic" style:font-weight-asian="normal" style:font-size-complex="12pt" style:font-style-complex="italic" style:font-weight-complex="normal"/>
    </style:style>
    <style:style style:name="P6" style:family="paragraph" style:parent-style-name="Standard">
      <style:paragraph-properties fo:margin-left="1.251cm" fo:margin-right="0cm" fo:text-indent="0cm" style:auto-text-indent="false"/>
      <style:text-properties fo:font-style="italic" officeooo:rsid="000d7fe9" officeooo:paragraph-rsid="000d7fe9" style:font-style-asian="italic" style:font-style-complex="italic"/>
    </style:style>
    <style:style style:name="P7" style:family="paragraph" style:parent-style-name="Standard">
      <style:paragraph-properties fo:margin-left="1.251cm" fo:margin-right="0cm" fo:text-indent="0cm" style:auto-text-indent="false"/>
      <style:text-properties fo:font-style="italic" officeooo:rsid="000eb88e" officeooo:paragraph-rsid="000eb88e" style:font-style-asian="italic" style:font-style-complex="italic"/>
    </style:style>
    <style:style style:name="P8" style:family="paragraph" style:parent-style-name="Standard">
      <style:paragraph-properties fo:margin-left="1.251cm" fo:margin-right="0cm" fo:text-indent="0cm" style:auto-text-indent="false"/>
      <style:text-properties fo:font-size="12pt" fo:font-style="italic" fo:font-weight="normal" officeooo:rsid="000d7fe9" officeooo:paragraph-rsid="000d7fe9" style:font-size-asian="12pt" style:font-style-asian="italic" style:font-weight-asian="normal" style:font-size-complex="12pt" style:font-style-complex="italic" style:font-weight-complex="normal"/>
    </style:style>
    <style:style style:name="P9" style:family="paragraph" style:parent-style-name="Standard">
      <style:paragraph-properties fo:margin-left="1.251cm" fo:margin-right="0cm" fo:text-indent="0cm" style:auto-text-indent="false"/>
      <style:text-properties officeooo:rsid="000d7fe9" officeooo:paragraph-rsid="000d7fe9"/>
    </style:style>
    <style:style style:name="P10" style:family="paragraph" style:parent-style-name="Standard">
      <style:paragraph-properties fo:text-align="center" style:justify-single-word="false"/>
      <style:text-properties fo:font-size="20pt" fo:font-weight="bold" officeooo:rsid="000ca78c" officeooo:paragraph-rsid="000ca78c" style:font-size-asian="20pt" style:font-weight-asian="bold" style:font-size-complex="20pt" style:font-weight-complex="bold"/>
    </style:style>
    <style:style style:name="P11" style:family="paragraph" style:parent-style-name="Standard" style:list-style-name="L1">
      <style:text-properties officeooo:rsid="000ca78c" officeooo:paragraph-rsid="000ca78c"/>
    </style:style>
    <style:style style:name="P12" style:family="paragraph" style:parent-style-name="Standard" style:list-style-name="L2">
      <style:text-properties officeooo:rsid="000ca78c" officeooo:paragraph-rsid="000ca78c"/>
    </style:style>
    <style:style style:name="P13" style:family="paragraph" style:parent-style-name="Standard" style:list-style-name="L3">
      <style:text-properties officeooo:rsid="000ca78c" officeooo:paragraph-rsid="000ca78c"/>
    </style:style>
    <style:style style:name="P14" style:family="paragraph" style:parent-style-name="Standard" style:list-style-name="L4">
      <style:text-properties officeooo:rsid="000d7fe9" officeooo:paragraph-rsid="000d7fe9"/>
    </style:style>
    <style:style style:name="P15" style:family="paragraph" style:parent-style-name="Standard" style:list-style-name="L2">
      <style:text-properties officeooo:rsid="0010ea3e" officeooo:paragraph-rsid="0010ea3e"/>
    </style:style>
    <style:style style:name="P16" style:family="paragraph" style:parent-style-name="Header">
      <style:text-properties officeooo:rsid="001186fe" officeooo:paragraph-rsid="001186fe"/>
    </style:style>
    <style:style style:name="T1" style:family="text">
      <style:text-properties fo:font-style="italic" style:font-style-asian="italic" style:font-style-complex="italic"/>
    </style:style>
    <style:style style:name="T2" style:family="text">
      <style:text-properties officeooo:rsid="0010ea3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jet APF – Jarnac</text:p>
      <text:p text:style-name="P2">Principe</text:p>
      <text:p text:style-name="P2"/>
      <text:p text:style-name="P1"><text:span text:style-name="T2">Ce projet a pour principe de travailler en groupe sur de nombreux fichier. Les membres du groupe doivent donc se mettre d'accord sur la signature des fonctions afin que chacun puisse appeler les fonctions faites par l'autre membre du groupe, et que tout fonctionne au rassemblement des fichier. Le projet permet également de balayer les choses apprises en cours, comme la programmation fonctionnelle et impérative, mais aussi l'utilisation de parser, la réalisation d'un makefile et l'utilisation de modules. De plus, ce projet permet d'apprendre à répartir la charge de travail sur une longue période afin de ne pas se retrouver dans une situation delicate à la fin du temps imparti. Enfin, la réalisation de ce projet nous apprend aussi à aller chercher des informations dans la documentation de caml, afin d'utiliser des fonctions déjà réalisé et donc ne pas réinventer la roue.</text:span></text:p>
      <text:p text:style-name="P1"/>
      <text:p text:style-name="P2">Fonctionnalités</text:p>
      <text:p text:style-name="P1">Ce qui fonctionnent : </text:p>
      <text:list xml:id="list5836134058356387897" text:style-name="L1">
        <text:list-item>
          <text:p text:style-name="P11">les règles de bases</text:p>
        </text:list-item>
        <text:list-item>
          <text:p text:style-name="P11">le dictionnaire</text:p>
        </text:list-item>
        <text:list-item>
          <text:p text:style-name="P11">la sauvegarde et le chargement</text:p>
        </text:list-item>
        <text:list-item>
          <text:p text:style-name="P11">Un mot de 8 lettre équivaut à 100 point</text:p>
        </text:list-item>
      </text:list>
      <text:p text:style-name="P1"/>
      <text:p text:style-name="P1">Ce qui n'a pas été fait : </text:p>
      <text:list xml:id="list4320618836543383992" text:style-name="L2">
        <text:list-item>
          <text:p text:style-name="P12">les 2 autres points de variantes</text:p>
        </text:list-item>
        <text:list-item>
          <text:p text:style-name="P12">l'intelligence artificielle</text:p>
        </text:list-item>
        <text:list-item>
          <text:p text:style-name="P15">la fonction of_stream du dictionnaire</text:p>
          <text:p text:style-name="P12"/>
        </text:list-item>
      </text:list>
      <text:p text:style-name="P2">Aide</text:p>
      <text:list xml:id="list7733719501813208603" text:style-name="L3">
        <text:list-item>
          <text:p text:style-name="P13">utilisation de fonctions déjà réalisées en cours pour la lecture de stream</text:p>
        </text:list-item>
        <text:list-item>
          <text:p text:style-name="P13">Demande à un camarade de l'instruction pour compiler le programme lorsqu’il utilise des stream, puisque l'exemple du cours ne fonctionnait pas</text:p>
        </text:list-item>
      </text:list>
      <text:p text:style-name="P1"/>
      <text:p text:style-name="P2">Utilisation</text:p>
      <text:list xml:id="list3017559688716036884" text:style-name="L4">
        <text:list-item>
          <text:p text:style-name="P14">Placez vous dans le dossier Jarnac et faites la commande make.</text:p>
        </text:list-item>
        <text:list-item>
          <text:p text:style-name="P14">Puis lancez ./jeu</text:p>
        </text:list-item>
        <text:list-item>
          <text:p text:style-name="P14">Ensuite suivez les instructions</text:p>
        </text:list-item>
      </text:list>
      <text:p text:style-name="P3"/>
      <text:p text:style-name="P3">Vous avez la possibilité de charger une partie pour cela il vous suffit de rentrer le nom de la sauvegarde sans l’extension. Nous avons déjà crée une sauvegarde qui est contenue dans le fichier blop</text:p>
      <text:p text:style-name="P3"><text:tab/><text:span text:style-name="T1">Voulez vous charger une partie?(o/n)</text:span></text:p>
      <text:p text:style-name="P6">o</text:p>
      <text:p text:style-name="P6">Quel est le nom de votre sauvegarde?</text:p>
      <text:p text:style-name="P4"><text:tab/>blop</text:p>
      <text:p text:style-name="P3"/>
      <text:p text:style-name="P3">La sauvegarde s'effectue de la même manière. Écrivez le nom de votre sauvegarde sans l’extension (le fichier n'a pas besoin d'être crée au préalable)</text:p>
      <text:p text:style-name="P8">Voulez vous sauvegarder la partie une partie?(o/n)</text:p>
      <text:p text:style-name="P8">o</text:p>
      <text:p text:style-name="P8"><text:soft-page-break/>Quel est le nom de votre sauvegarde?</text:p>
      <text:p text:style-name="P5"><text:tab/>blop</text:p>
      <text:p text:style-name="P9"/>
      <text:p text:style-name="P3">Ensuite puisque la pioche est créer aléatoirement. Il se peux qu'un joueur ne puisse pas créer de mot lors du premier tour. Dans ce cas il lui suffit de créer un mot au hasard et le jeu lui proposera de changer de main. Mais cette action n'est possible qu'une seule fois et uniquement pendant le premier tour.</text:p>
      <text:p text:style-name="P7">Vous devez créer un mot de 3 lettres ou plus</text:p>
      <text:p text:style-name="P7">noe</text:p>
      <text:p text:style-name="P7">vous ne pouvez pas creer ce mot</text:p>
      <text:p text:style-name="P7">Voulez vous changer de main?(o/n)</text:p>
      <text:p text:style-name="P7">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186fe" officeooo:paragraph-rsid="001186f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Fernandes Héloise – Chevalier Maxime – RICM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9T18:59:41.022335803</meta:creation-date>
    <dc:date>2015-12-20T21:38:00.346589876</dc:date>
    <meta:editing-duration>PT6M34S</meta:editing-duration>
    <meta:editing-cycles>5</meta:editing-cycles>
    <meta:generator>LibreOffice/4.2.8.2$Linux_X86_64 LibreOffice_project/420m0$Build-2</meta:generator>
    <meta:document-statistic meta:table-count="0" meta:image-count="0" meta:object-count="0" meta:page-count="2" meta:paragraph-count="38" meta:word-count="432" meta:character-count="2507" meta:non-whitespace-character-count="2117"/>
  </office:meta>
</office:document-meta>
</file>